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5in" fo:margin-right="0in" fo:text-indent="0in" style:auto-text-indent="false"/>
      <style:text-properties officeooo:paragraph-rsid="00307a98"/>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officeooo:rsid="002c28fa" officeooo:paragraph-rsid="002c28fa"/>
    </style:style>
    <style:style style:name="P24" style:family="paragraph" style:parent-style-name="Standard">
      <style:paragraph-properties fo:margin-left="0.4925in" fo:margin-right="0in" fo:text-indent="0in" style:auto-text-indent="false"/>
      <style:text-properties officeooo:rsid="002bd0b7"/>
    </style:style>
    <style:style style:name="P25"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6" style:family="paragraph" style:parent-style-name="Standard">
      <style:paragraph-properties fo:margin-left="0.15in" fo:margin-right="0in" fo:text-indent="0in" style:auto-text-indent="false"/>
      <style:text-properties officeooo:rsid="0020746a" officeooo:paragraph-rsid="0020746a"/>
    </style:style>
    <style:style style:name="P2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8" style:family="paragraph" style:parent-style-name="Standard">
      <style:paragraph-properties fo:margin-left="0.4902in" fo:margin-right="0in" fo:text-indent="0in" style:auto-text-indent="false"/>
      <style:text-properties officeooo:paragraph-rsid="0030e82f"/>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a9fa6"/>
    </style:style>
    <style:style style:name="T10" style:family="text">
      <style:text-properties officeooo:rsid="002bd0b7"/>
    </style:style>
    <style:style style:name="T11" style:family="text">
      <style:text-properties officeooo:rsid="002c28fa"/>
    </style:style>
    <style:style style:name="T12" style:family="text">
      <style:text-properties officeooo:rsid="002e8225"/>
    </style:style>
    <style:style style:name="T13" style:family="text">
      <style:text-properties officeooo:rsid="00307a98"/>
    </style:style>
    <style:style style:name="T14" style:family="text">
      <style:text-properties officeooo:rsid="0030e82f"/>
    </style:style>
    <style:style style:name="T15" style:family="text">
      <style:text-properties officeooo:rsid="0031a2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2">Analyze disk format. <text:span text:style-name="T4">If cylinder and head is specified it will analyze the specified track for header format. No spaces can be in the optional parameters. --analyze=10,4</text:span></text:p>
      <text:p text:style-name="Standard">--begin_time -b #</text:p>
      <text:p text:style-name="P19">The number of nanoseconds to delay from index to start reading track</text:p>
      <text:p text:style-name="Standard">--cylinders <text:s/>-c #</text:p>
      <text:p text:style-name="P19">The number of cylinders. <text:span text:style-name="T13">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15">Data is always in logical sector order. Interleave is removed. If drive has metadata for the sectors it will be extracted to filename.metadata.</text:span></text:p>
      <text:p text:style-name="P1">--format <text:s/>-f WD_1006 | OMTI_5510 | <text:s/>DEC_RQDX3 | Xebec_104786</text:p>
      <text:p text:style-name="P20">The track format. <text:span text:style-name="T7">Not all formats listed.</text:span>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21">The number of heads.<text:span text:style-name="T13">T his may be specified with --analyze to force more heads to be read if analyze determines the wrong number. Retries will not be performed on the extra heads.</text:span></text:p>
      <text:p text:style-name="P1">--<text:span text:style-name="T11">ignore_seek_errors -I</text:span></text:p>
      <text:p text:style-name="P23">Ignore mismatch between expected cylinders and actual cylinder. <text:span text:style-name="T12">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2">which won't match actual cylinder</text:span>. If same cylinder read twice when seek was attempted good sectors may be overwritten with bad data from the second read. <text:span text:style-name="T12">If multiple cylinder data is seen during attempts to read one track it will not correct determine which sectors were read without error.</text:span></text:p>
      <text:p text:style-name="Standard">--interleave <text:s/>-i # | #,#,#,#,...</text:p>
      <text:p text:style-name="P19">The logical sector numbers from header in physical sector order or the interleave value</text:p>
      <text:p text:style-name="Standard"><text:soft-page-break/>--note -n “string”</text:p>
      <text:p text:style-name="P19">String is stored in header of transition and emulation file for information about image. mfm_util will display.</text:p>
      <text:p text:style-name="P1">--<text:span text:style-name="T14">recovery -R</text:span></text:p>
      <text:p text:style-name="P28"><text:span text:style-name="T14">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4">ftp://ftp.seagate.com/techsuppt/mfm/</text:span></text:a></text:p>
      <text:p text:style-name="Standard">--retries <text:s/>-r #<text:span text:style-name="T8">[,#]</text:span></text:p>
      <text:p text:style-name="P19">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text:p>
      <text:p text:style-name="P1">--<text:span text:style-name="T10">track_words -w #</text:span></text:p>
      <text:p text:style-name="P24">The number of 32 bit words of track data to use for emulator file. If this parameter needs to be set the messages during generation of the emulator file will specify the value to use.</text:p>
      <text:p text:style-name="P1">--transitions_file <text:s/>-t filename</text:p>
      <text:p text:style-name="P19">File name to write raw MFM transitions to. No file created if not specified. Only valid for read 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ext:span><text:soft-page-break/><text:span text:style-name="T6">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8"/>
      <text:p text:style-name="P9">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text:soft-page-break/>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26">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5">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oft-page-break/><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sector 15 has errors. If the header has an error the data will be all zero. <text:span text:style-name="T11">If –ignore_seek_errors specified it may print cylinder 22/21 indicating expected cylinder 22 but found header indicating cylinder 21 read.</text:span></text:p>
      <text:p text:style-name="P1">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7"><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0-11-11T08:09:49.385923825</dc:date>
    <meta:editing-duration>PT5H1M21S</meta:editing-duration>
    <meta:editing-cycles>43</meta:editing-cycles>
    <meta:generator>LibreOffice/4.4.7.2$Linux_x86 LibreOffice_project/40$Build-2</meta:generator>
    <meta:document-statistic meta:table-count="0" meta:image-count="0" meta:object-count="0" meta:page-count="5" meta:paragraph-count="133" meta:word-count="2305" meta:character-count="13773" meta:non-whitespace-character-count="11567"/>
  </office:meta>
</office:document-meta>
</file>